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8" style:family="paragraph" style:parent-style-name="Heading_20_1" style:list-style-name="WWNum3">
      <style:paragraph-properties fo:text-align="justify" style:justify-single-word="false"/>
    </style:style>
    <style:style style:name="P29" style:family="paragraph" style:parent-style-name="Heading_20_1" style:list-style-name="WWNum3"/>
    <style:style style:name="P30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1" style:family="paragraph" style:parent-style-name="Heading_20_1">
      <style:paragraph-properties fo:margin-left="0in" fo:margin-right="0in" fo:text-indent="0in" style:auto-text-indent="false"/>
    </style:style>
    <style:style style:name="P32" style:family="paragraph" style:parent-style-name="Heading_20_1" style:list-style-name="WWNum3">
      <style:paragraph-properties fo:break-before="page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weight="bold" style:font-weight-asian="bold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text:span text:style-name="T2"><text:line-break/></text:span><text:span text:style-name="T3">UD 03. Objetos predefinidos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30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ag03uynyrnw6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k0n71xcdac7" text:style-name="Index_20_Link" text:visited-style-name="Index_20_Link"><text:span text:style-name="T15">Actividad 3</text:span></text:a><text:span text:style-name="T15"><text:tab/>3</text:span></text:p>
          <text:p text:style-name="P20"><text:span text:style-name="T20">4. </text:span><text:a xlink:type="simple" xlink:href="#_j5toex58o57q" text:style-name="Index_20_Link" text:visited-style-name="Index_20_Link"><text:span text:style-name="T15">Actividad 4</text:span></text:a><text:span text:style-name="T15"><text:tab/>3</text:span></text:p>
          <text:p text:style-name="P20"><text:span text:style-name="T20">5. </text:span><text:a xlink:type="simple" xlink:href="#_mrbylie69aw6" text:style-name="Index_20_Link" text:visited-style-name="Index_20_Link"><text:span text:style-name="T15">Actividad 5</text:span></text:a><text:span text:style-name="T15"><text:tab/>4</text:span></text:p>
          <text:p text:style-name="P21"><text:soft-page-break/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8"><text:span text:style-name="T21">UD0</text:span><text:span text:style-name="T22">2</text:span><text:span text:style-name="T23">. Sintax</text:span><text:span text:style-name="T22">is Javascript ES6 - Actividades 01</text:span></text:p>
      <text:p text:style-name="P23"><text:span text:style-name="T16">📖 </text:span><text:span text:style-name="T28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8">Importante 2: </text:span>si en programación algo no sale a la primera... es totalmente normal. Es parte del aprendizaje. ¿Cómo crees que aprendieron los mejores programadores?</text:p>
      <text:list xml:id="list1038242436" text:style-name="WWNum3">
        <text:list-item>
          <text:p text:style-name="P29"><text:bookmark text:name="_4owcmsjlyn6b"/>Actividad 1</text:p>
        </text:list-item>
      </text:list>
      <text:p text:style-name="Standard">Realiza un programa que cada 20 segundos (mediante setInterval) solicite un DNI hasta que alguien le escriba la cadena “-1”. </text:p>
      <text:p text:style-name="Standard">En ese momento, el programa debe mostrar seguidas las letras de todos los DNIs introducidos.</text:p>
      <text:p text:style-name="Standard">Aquí un enlace para saber como calcular la letra de DNI: </text:p>
      <text:p text:style-name="Standard"><text:a xlink:type="simple" xlink:href="https://es.wikipedia.org/wiki/N%C3%BAmero_de_identificaci%C3%B3n_fiscal" text:style-name="ListLabel_20_19" text:visited-style-name="ListLabel_20_19"><text:span text:style-name="T29">https://es.wikipedia.org/wiki/N%C3%BAmero_de_identificaci%C3%B3n_fiscal</text:span></text:a></text:p>
      <text:list xml:id="list43639298455375" text:continue-numbering="true" text:style-name="WWNum3">
        <text:list-item>
          <text:p text:style-name="P29"><text:bookmark text:name="_ag03uynyrnw6"/>Actividad 2</text:p>
        </text:list-item>
      </text:list>
      <text:p text:style-name="Standard">Realiza un programa que pasados 20 segundos, nos muestre una sola vez la fecha actual del sistema.</text:p>
      <text:list xml:id="list43639093321841" text:continue-numbering="true" text:style-name="WWNum3">
        <text:list-item>
          <text:p text:style-name="P29"><text:bookmark text:name="_k0n71xcdac7"/>Actividad 3</text:p>
        </text:list-item>
      </text:list>
      <text:p text:style-name="Standard">Realiza un programa que pregunte una letra de la A a la Z. Tras ello el programa indicará cuántos DNIs de 3 cifras (del 001 al 999) tienen esa letra y tras ello te mostrará “de golpe” el listado de todos los DNIs que tienen esa letra.</text:p>
      <text:list xml:id="list43638938160525" text:continue-numbering="true" text:style-name="WWNum3">
        <text:list-item>
          <text:p text:style-name="P29"><text:bookmark text:name="_j5toex58o57q"/>Actividad 4</text:p>
        </text:list-item>
      </text:list>
      <text:p text:style-name="Standard">Realiza un programa que calcule cuántos números son a la vez primos y palíndromos desde el 1 hasta 100000. Debe guardar todos ellos en un array y al finalizar el proceso imprimir dicho array.</text:p>
      <text:p text:style-name="Standard">Definición de número primo:</text:p>
      <text:p text:style-name="Standard"><text:a xlink:type="simple" xlink:href="https://es.wikipedia.org/wiki/N%C3%BAmero_primo" text:style-name="ListLabel_20_19" text:visited-style-name="ListLabel_20_19"><text:span text:style-name="T29">https://es.wikipedia.org/wiki/N%C3%BAmero_primo</text:span></text:a></text:p>
      <text:p text:style-name="Standard">Definición de palindromo:</text:p>
      <text:p text:style-name="Standard"><text:a xlink:type="simple" xlink:href="https://es.wikipedia.org/wiki/Pal%C3%ADndromo" text:style-name="ListLabel_20_19" text:visited-style-name="ListLabel_20_19"><text:span text:style-name="T29">https://es.wikipedia.org/wiki/Pal%C3%ADndromo</text:span></text:a></text:p>
      <text:p text:style-name="P31"><text:bookmark text:name="_otl7ifokjlf2"/></text:p>
      <text:list xml:id="list43638186588012" text:continue-numbering="true" text:style-name="WWNum3">
        <text:list-item>
          <text:p text:style-name="P32"><text:bookmark text:name="_mrbylie69aw6"/>Actividad 5</text:p>
        </text:list-item>
      </text:list>
      <text:p text:style-name="Standard">Realiza un programa que reciba una cadena con el siguiente formato:</text:p>
      <text:p text:style-name="Standard"><text:s/>“nombre:apellidos:telefono:email:codigopostal”</text:p>
      <text:p text:style-name="Standard">Tras recibir la cadena, debe desglosar y mostrar la siguiente información:</text:p>
      <text:list xml:id="list3992800965" text:style-name="WWNum1">
        <text:list-item>
          <text:p text:style-name="P24">Código postal.</text:p>
        </text:list-item>
        <text:list-item>
          <text:p text:style-name="P25">Apellidos.</text:p>
        </text:list-item>
        <text:list-item>
          <text:p text:style-name="P25">Email.</text:p>
        </text:list-item>
        <text:list-item>
          <text:p text:style-name="P26">Suponiendo un formato de email “direccion@servidor” debe mostrar el nombre del servidor asociado.</text:p>
        </text:list-item>
      </text:list>
      <text:list xml:id="list43639315093062" text:continue-list="list43638186588012" text:style-name="WWNum3">
        <text:list-item>
          <text:p text:style-name="P28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911266605" text:style-name="WWNum2">
        <text:list-item>
          <text:p text:style-name="P27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3</text:span><text:span text:style-name="MT1">. Objetos predefinidos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3 - Página</text:span><text:span text:style-name="MT1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8" meta:word-count="446" meta:character-count="2818" meta:non-whitespace-character-count="2423"/>
    <meta:generator>LibreOfficeDev/6.0.5.2$Linux_X86_64 LibreOffice_project/</meta:generator>
  </office:meta>
</office:document-meta>
</file>